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dd190" officeooo:paragraph-rsid="000dd190"/>
    </style:style>
    <style:style style:name="P2" style:family="paragraph" style:parent-style-name="Standard">
      <style:paragraph-properties fo:text-align="start" style:justify-single-word="false"/>
      <style:text-properties officeooo:rsid="000dd190" officeooo:paragraph-rsid="000dd190"/>
    </style:style>
    <style:style style:name="P3" style:family="paragraph" style:parent-style-name="Standard">
      <style:paragraph-properties fo:text-align="start" style:justify-single-word="false"/>
      <style:text-properties officeooo:rsid="000e2f89" officeooo:paragraph-rsid="000e2f89"/>
    </style:style>
    <style:style style:name="P4" style:family="paragraph" style:parent-style-name="Standard">
      <style:paragraph-properties fo:text-align="start" style:justify-single-word="false"/>
      <style:text-properties officeooo:rsid="000ebb84" officeooo:paragraph-rsid="000ebb84"/>
    </style:style>
    <style:style style:name="P5" style:family="paragraph" style:parent-style-name="Standard">
      <style:paragraph-properties fo:text-align="start" style:justify-single-word="false"/>
      <style:text-properties officeooo:rsid="000fc3f0" officeooo:paragraph-rsid="00112f98"/>
    </style:style>
    <style:style style:name="P6" style:family="paragraph" style:parent-style-name="Standard">
      <style:paragraph-properties fo:text-align="start" style:justify-single-word="false"/>
      <style:text-properties officeooo:rsid="00112f98" officeooo:paragraph-rsid="00112f98"/>
    </style:style>
    <style:style style:name="P7" style:family="paragraph" style:parent-style-name="Standard">
      <style:paragraph-properties fo:text-align="start" style:justify-single-word="false"/>
      <style:text-properties officeooo:rsid="00115273" officeooo:paragraph-rsid="00115273"/>
    </style:style>
    <style:style style:name="P8" style:family="paragraph" style:parent-style-name="Standard">
      <style:paragraph-properties fo:text-align="center" style:justify-single-word="false"/>
      <style:text-properties fo:font-size="14pt" style:text-underline-style="solid" style:text-underline-width="auto" style:text-underline-color="font-color" officeooo:rsid="000dd190" officeooo:paragraph-rsid="000dd190" style:font-size-asian="14pt" style:font-size-complex="14pt"/>
    </style:style>
    <style:style style:name="P9" style:family="paragraph" style:parent-style-name="Standard">
      <style:paragraph-properties fo:text-align="start" style:justify-single-word="false"/>
      <style:text-properties fo:font-size="13pt" style:text-underline-style="solid" style:text-underline-width="auto" style:text-underline-color="font-color" officeooo:rsid="000ebb84" officeooo:paragraph-rsid="000ebb84" style:font-size-asian="13pt" style:font-size-complex="13pt"/>
    </style:style>
    <style:style style:name="P10" style:family="paragraph" style:parent-style-name="Standard">
      <style:paragraph-properties fo:text-align="start" style:justify-single-word="false"/>
      <style:text-properties fo:font-size="13pt" style:text-underline-style="solid" style:text-underline-width="auto" style:text-underline-color="font-color" officeooo:rsid="00115273" officeooo:paragraph-rsid="00115273" style:font-size-asian="13pt" style:font-size-complex="13pt"/>
    </style:style>
    <style:style style:name="T1" style:family="text">
      <style:text-properties officeooo:rsid="000f96c5"/>
    </style:style>
    <style:style style:name="T2" style:family="text">
      <style:text-properties officeooo:rsid="000fc3f0"/>
    </style:style>
    <style:style style:name="T3" style:family="text">
      <style:text-properties officeooo:rsid="00112f98"/>
    </style:style>
    <style:style style:name="T4" style:family="text">
      <style:text-properties officeooo:rsid="00115273"/>
    </style:style>
    <style:style style:name="T5" style:family="text">
      <style:text-properties officeooo:rsid="00133d5b"/>
    </style:style>
    <style:style style:name="T6" style:family="text">
      <style:text-properties officeooo:rsid="001347c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ranger Oscar</text:p>
      <text:p text:style-name="P1">Cosotti Kevin</text:p>
      <text:p text:style-name="P1"/>
      <text:p text:style-name="P8">PW-TP3</text:p>
      <text:p text:style-name="P8">compte rendu</text:p>
      <text:p text:style-name="P2"/>
      <text:p text:style-name="P2"/>
      <text:p text:style-name="P3">Lors de ce Tp nous avons traité des bases de donné et des flux RSS. Nous avions le choix de <text:span text:style-name="T6">développé</text:span> plus en profondeur l’un des deux sujets. Nous avons donc traités le premier des deux, la base de donné du site « The movie database ».</text:p>
      <text:p text:style-name="P3"/>
      <text:p text:style-name="P3"/>
      <text:p text:style-name="P9">The Movie Database (TMDB)</text:p>
      <text:p text:style-name="P4"/>
      <text:p text:style-name="P4">La base de donnée de TMDB est de format json, <text:span text:style-name="T2">répertoriant</text:span> la quasi-totalité des films et séries existante.</text:p>
      <text:p text:style-name="P4">Nous avons tout d’abord travailler à créer une page web codé en php <text:span text:style-name="T2">(tp3.php)</text:span> donnant les information capital d’un film donné de la base de données. Nous avons construit petit a petit notre code en le testant sur le film « <text:span text:style-name="T1">Fight club » (id=550). Ainsi en utilisant la base de données il est possible, simplement, de récupérer à partir d’un id le titre, des taglines, un résumé, l’affiche, un lien vers le sit officiel si celui ci existe ou encore un lien vers le trailer. De plus TMDB a plusieurs langue, nous avons donc fait un tableau répertoriant les informations précédentes dans 3 langue, celle original, anglais et français. Nous avons ensuite tester notre code sur d’autre id, et celui fonctionne correctement s’il y a bien un film correspondant a cette id.</text:span></text:p>
      <text:p text:style-name="P4"/>
      <text:p text:style-name="P5">Une fois cette partie fini nous avons fait une <text:span text:style-name="T4">deuxième</text:span> tache consistant a trouver la liste des films de la trilogie « The lord of th ring » <text:span text:style-name="T3">(query.php et query_CL.php, la version CL étant pour être lu sur l’invite de commande)</text:span>. Comme il y <text:s/>avait beaucoup plus que 3 <text:span text:style-name="T4">résultat</text:span> nous avons <text:span text:style-name="T4">décidé</text:span> de les trié en fonction de leur id. En effet la trilogie de base ayant des id bien plus petite numériquement que le reste nous avons choisis de ne prendre que les films a l’id <text:span text:style-name="T4">inférieur</text:span> ou <text:span text:style-name="T4">égale</text:span> a 1000. </text:p>
      <text:p text:style-name="P5">Une fois la trilogie obtenue il nous fallait trouvé la liste des acteurs <text:span text:style-name="T3">de chaque film, leur rôles et leur nombre apparitions dans celle-ci. Pour cela pour chaque film nous établissons la liste de ses acteurs et pour chaque acteur nous regardons si ceux si appartiennent a liste d’acteurs d’un des autres films.</text:span></text:p>
      <text:p text:style-name="P6">Ce procédé est malheureusement assez lent, mais nous n’avons pas trouvé de méthode plus efficace. Pour <text:span text:style-name="T4">compléter</text:span> cette liste nous avons mis en lien, <text:span text:style-name="T4">sur une autre page créer par nous (liste_films.php),</text:span> <text:span text:style-name="T4">sur le nom de chaque acteur leur filmographie. Cette page prend en paramètre l’id de l’acteur et récupère la liste de ses films depuis TMDB.</text:span></text:p>
      <text:p text:style-name="P5"><text:span text:style-name="T4">Une autres tache consistait à trié en ne prenant que les acteurs</text:span> jouant des hobbits. <text:span text:style-name="T3">N</text:span>ous ne réussîmes malheureusement pas <text:s/><text:span text:style-name="T3">à trouver comment distinguer les rôles de hobbits des autres, et nous ne pûmes donc pas obtenir cette liste. </text:span></text:p>
      <text:p text:style-name="P6"/>
      <text:p text:style-name="P6"/>
      <text:p text:style-name="P10">Flux RSS de podcast</text:p>
      <text:p text:style-name="P7"/>
      <text:p text:style-name="P7">Nous n’avons fait que la mise en jambe de <text:span text:style-name="T5">cette partie (podcast/podcast.php). Celle ci consistant à dresser la liste des podcast de l’émission « la méthode scientifique » répertorié sur une base de données de france-culture. Pour extraire ces informations encodé en format XML nous avons utilisé une bibliothèque rss-php installé via « composer ». Nous avons ainsi écrit un programme qui crée un tableau des épisodes de l’émission en indiquant leur date de parution, leur durée, leur titre, un lien vers le site officiel de l’épisode, un lecteur mp3 permettant de les écouter et également un lien permettant de télécharger le fichier mp3. Cette tâche ne fut pas complexe, seul la syntaxe de rss-php et l’ajout d »un lecteur audio étant les seules nouveauté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29T17:12:36.732708842</meta:creation-date>
    <dc:date>2020-02-29T18:45:52.437841876</dc:date>
    <meta:editing-duration>PT6M9S</meta:editing-duration>
    <meta:editing-cycles>2</meta:editing-cycles>
    <meta:generator>LibreOffice/6.0.7.3$Linux_X86_64 LibreOffice_project/00m0$Build-3</meta:generator>
    <meta:document-statistic meta:table-count="0" meta:image-count="0" meta:object-count="0" meta:page-count="1" meta:paragraph-count="14" meta:word-count="581" meta:character-count="3338" meta:non-whitespace-character-count="2766"/>
  </office:meta>
</office:document-meta>
</file>